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dd1f" officeooo:paragraph-rsid="000cdd1f"/>
    </style:style>
    <style:style style:name="P2" style:family="paragraph" style:parent-style-name="Standard">
      <style:text-properties officeooo:rsid="00100342" officeooo:paragraph-rsid="00100342"/>
    </style:style>
    <style:style style:name="P3" style:family="paragraph" style:parent-style-name="Standard">
      <style:text-properties officeooo:rsid="00109522" officeooo:paragraph-rsid="00109522"/>
    </style:style>
    <style:style style:name="P4" style:family="paragraph" style:parent-style-name="Standard">
      <style:text-properties officeooo:rsid="00118c05" officeooo:paragraph-rsid="00118c05"/>
    </style:style>
    <style:style style:name="P5" style:family="paragraph" style:parent-style-name="Standard">
      <style:text-properties officeooo:rsid="0012eda7" officeooo:paragraph-rsid="0012eda7"/>
    </style:style>
    <style:style style:name="P6" style:family="paragraph" style:parent-style-name="Standard">
      <style:text-properties officeooo:rsid="0012eda7" officeooo:paragraph-rsid="00142c4b"/>
    </style:style>
    <style:style style:name="P7" style:family="paragraph" style:parent-style-name="Standard">
      <style:text-properties officeooo:rsid="00162949" officeooo:paragraph-rsid="00162949"/>
    </style:style>
    <style:style style:name="P8" style:family="paragraph" style:parent-style-name="Standard">
      <style:text-properties officeooo:rsid="00193645" officeooo:paragraph-rsid="00193645"/>
    </style:style>
    <style:style style:name="P9" style:family="paragraph" style:parent-style-name="Standard">
      <style:text-properties officeooo:rsid="001a81ad" officeooo:paragraph-rsid="00193645"/>
    </style:style>
    <style:style style:name="P10" style:family="paragraph" style:parent-style-name="Standard">
      <style:text-properties officeooo:rsid="001a81ad" officeooo:paragraph-rsid="001e7c46"/>
    </style:style>
    <style:style style:name="T1" style:family="text">
      <style:text-properties officeooo:rsid="00109522"/>
    </style:style>
    <style:style style:name="T2" style:family="text">
      <style:text-properties officeooo:rsid="00118c05"/>
    </style:style>
    <style:style style:name="T3" style:family="text">
      <style:text-properties officeooo:rsid="0012eda7"/>
    </style:style>
    <style:style style:name="T4" style:family="text">
      <style:text-properties officeooo:rsid="00142c4b"/>
    </style:style>
    <style:style style:name="T5" style:family="text">
      <style:text-properties style:font-name="Liberation Serif1" officeooo:rsid="00142c4b" style:font-name-asian="Liberation Serif1" style:font-name-complex="Liberation Serif1"/>
    </style:style>
    <style:style style:name="T6" style:family="text">
      <style:text-properties style:font-name="Liberation Serif" officeooo:rsid="00142c4b" style:font-name-asian="Noto Sans CJK SC Regular" style:font-name-complex="Lohit Devanagari"/>
    </style:style>
    <style:style style:name="T7" style:family="text">
      <style:text-properties officeooo:rsid="0017cf4b"/>
    </style:style>
    <style:style style:name="T8" style:family="text">
      <style:text-properties officeooo:rsid="001b6a27"/>
    </style:style>
    <style:style style:name="T9" style:family="text">
      <style:text-properties officeooo:rsid="001e7c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tica: scienza e arte dell’elaborazione e della rappresentazione dell’informazione.</text:p>
      <text:p text:style-name="P1"/>
      <text:p text:style-name="P1">Scienza che studia gli algoritmi</text:p>
      <text:p text:style-name="P1"/>
      <text:p text:style-name="P1">1. Problema informatico: date alcune informazioni in ingresso determinare delle informazioni da produrre in uscita tali che le informazioni in ingresso e informazioni in uscita sia soddisfatta una certa relazione</text:p>
      <text:p text:style-name="P1"/>
      <text:p text:style-name="P1">Esempio di problema:</text:p>
      <text:p text:style-name="P1"/>
      <text:p text:style-name="P1">informazioni in ingresso = 2 numeri interi naturali n, m</text:p>
      <text:p text:style-name="P1">informazioni in uscita = 1 numero naturale p</text:p>
      <text:p text:style-name="P1">relazione tra ingresso e uscita = p è il prodotto tra n e m</text:p>
      <text:p text:style-name="P1"/>
      <text:p text:style-name="P1">Esecutore: sistema/macchina in grado di eseguire un numero finito di operazioni elementari</text:p>
      <text:p text:style-name="P1"/>
      <text:p text:style-name="P2">Algoritmo: <text:span text:style-name="T1">dato un problema e dato un esecutore, l'algoritmo è una combinazione di passi (operazioni) elementari eseguibili dall'esecutore in grado di risolvere il problema.</text:span></text:p>
      <text:p text:style-name="P2"/>
      <text:p text:style-name="P3">Dato un insieme di dati validi in ingresso, l'algoritmo deve terminare e produrre in uscita informazione che sia nella relazione specificata dal problema con i dati validi in ingresso<text:span text:style-name="T2">.</text:span></text:p>
      <text:p text:style-name="P3"/>
      <text:p text:style-name="P4">Computazione di un algoritmo: l'avanzamento lungo la sequenza di passi elementari, deve sempre terminare.</text:p>
      <text:p text:style-name="P4"/>
      <text:p text:style-name="P4">Programma: codifica di un algoritmo in un linguaggio di programmazione<text:span text:style-name="T3"> su cui opera un esecutore.</text:span></text:p>
      <text:p text:style-name="P4"/>
      <text:p text:style-name="P5">Esempi di algoritmi</text:p>
      <text:p text:style-name="P5"/>
      <text:p text:style-name="P5">1. Input = numero naturale intero positivo = a</text:p>
      <text:p text:style-name="P5">Output <text:s/>= numero naturale = d</text:p>
      <text:p text:style-name="P5">Legge: d = 2a = a + a</text:p>
      <text:p text:style-name="P5">Esecutore: addizione tra due numeri</text:p>
      <text:p text:style-name="P5">Algoritmo: addizione(a,a) --&gt; produce risultato in uscita --&gt; stop</text:p>
      <text:p text:style-name="P5"/>
      <text:p text:style-name="P5">2. Input = numero naturale<text:span text:style-name="T4"> </text:span>= n</text:p>
      <text:p text:style-name="P5">Output <text:s/>= numero naturale = t</text:p>
      <text:p text:style-name="P5">Legge: t = 3n = n + n + n</text:p>
      <text:p text:style-name="P5">Esecutore: addizione tra due numeri<text:span text:style-name="T4">, memorizzazione di valori</text:span></text:p>
      <text:p text:style-name="P5">Algoritmo: addizione(<text:span text:style-name="T4">n</text:span>,<text:span text:style-name="T4">n</text:span>) --&gt; <text:span text:style-name="T4">memorizza il risultato in un contenitore --&gt; addizione(n, n+n) --&gt; </text:span>produce risultato in uscita --&gt; stop</text:p>
      <text:p text:style-name="P5"/>
      <text:p text:style-name="P6"><text:span text:style-name="T4">3. </text:span>Input = <text:span text:style-name="T4">due </text:span>numer<text:span text:style-name="T4">i</text:span> natural<text:span text:style-name="T4">i</text:span> = a<text:span text:style-name="T4">, b</text:span></text:p>
      <text:p text:style-name="P6">Output <text:s/>= numero naturale = <text:span text:style-name="T4">m</text:span></text:p>
      <text:p text:style-name="P6">Legge: <text:span text:style-name="T4">m </text:span><text:span text:style-name="T5">≥</text:span><text:span text:style-name="T6"> a, m</text:span><text:span text:style-name="T5"> ≥ b, m *appartiene* </text:span><text:span text:style-name="T6"><text:s/>{a, b}</text:span></text:p>
      <text:p text:style-name="P6">Esecutore: <text:span text:style-name="T4">confronto tra due numeri</text:span></text:p>
      <text:p text:style-name="P6">Algoritmo: <text:span text:style-name="T4">confronta a e b --&gt; se il risultato è &gt; produci in uscita a --&gt; altrimenti produci in uscita b</text:span></text:p>
      <text:p text:style-name="P7">(cercare c add item to array)</text:p>
      <text:p text:style-name="P7"/>
      <text:p text:style-name="P7">4. Input = sequenza di numeri in quantità imprecisata</text:p>
      <text:p text:style-name="P7">Output = numero naturale</text:p>
      <text:p text:style-name="P7">Legge: il numero è pari al massimo tra i numeri inseriti</text:p>
      <text:p text:style-name="P7">Esecutore: confronto tra due numeri, memorizzazione</text:p>
      <text:p text:style-name="P7">Algoritmo: memorizza in un contenitore il primo numero<text:span text:style-name="T7"> --&gt; confronta il prossimo numero della sequenza con il valore del contenitore --&gt; se il risultato è &gt; memorizza il nuovo numero nel </text:span><text:soft-page-break/><text:span text:style-name="T7">contenitore --&gt; se ci sono ancora numeri nella sequenza vai al passo 2 --&gt; produci in uscita il valore del contenitore</text:span></text:p>
      <text:p text:style-name="P7"/>
      <text:p text:style-name="P8">Teorema di Bohm-Jacopim: sequenza, condizione, ciclo, sono sufficienti per scrivere qualunque algoritmo</text:p>
      <text:p text:style-name="P9"/>
      <text:p text:style-name="P10">Input: a, b interi naturali</text:p>
      <text:p text:style-name="P10">Output: c intero naturale</text:p>
      <text:p text:style-name="P10">Legge: c = a * b</text:p>
      <text:p text:style-name="P10">Esecutore: memorizzazione di un valore in un contenitore, addizione tra due numeri, sottrazione tra due numeri, confronto tra due numeri</text:p>
      <text:p text:style-name="P10">Algoritmo: memorizza a in un contenitore <text:span text:style-name="T8">(quante somme ancora da effettuare) </text:span>--&gt; memorizza 0 in un altro contenitore <text:span text:style-name="T8">(risultato parziale delle somme) </text:span>--&gt; <text:span text:style-name="T8">mentre primo contenitore &gt; 0 [addizione(b, secondo contenitore) --&gt; memorizza il risultato nel secondo contenitore --&gt; sottrai (primo contenitore- 1) --&gt; memorizza il risultato nel primo contenitore] --&gt; produci in uscita il secondo contenitore --&gt; stop</text:span></text:p>
      <text:p text:style-name="P10"/>
      <text:p text:style-name="P10">Input: a, b interi naturali</text:p>
      <text:p text:style-name="P10">Output: c intero naturale</text:p>
      <text:p text:style-name="P10">Legge: c = a<text:span text:style-name="T9">^b</text:span></text:p>
      <text:p text:style-name="P10">Esecutore: memorizzazione di un valore in un contenitore, <text:span text:style-name="T9">moltiplicazione</text:span> tra due numeri,<text:span text:style-name="T9"> </text:span><text:s/>confronto tra due numeri</text:p>
      <text:p text:style-name="P10">Algoritmo:<text:span text:style-name="T9"> memorizza b in un contenitore (quante volte da moltiplicare) --&gt; mentre b != 1 [moltiplica a per sè stesso --&gt; memorizza il nuovo valore in un contenitore --&gt; b--] --&gt; produci in uscita il risultato --&gt; sto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1:28:38.888948325</meta:creation-date>
    <dc:date>2018-09-18T15:34:24.079133256</dc:date>
    <meta:editing-duration>PT18M27S</meta:editing-duration>
    <meta:editing-cycles>7</meta:editing-cycles>
    <meta:generator>LibreOffice/6.0.3.2$Linux_X86_64 LibreOffice_project/00m0$Build-2</meta:generator>
    <meta:document-statistic meta:table-count="0" meta:image-count="0" meta:object-count="0" meta:page-count="2" meta:paragraph-count="45" meta:word-count="601" meta:character-count="3535" meta:non-whitespace-character-count="2999"/>
  </office:meta>
</office:document-meta>
</file>